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 di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éro de la car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Etape multiplicative</text:p>
          </table:table-cell>
          <table:table-cell table:formula="of:=IF([.B2]*2&lt;10;[.B2]*2;[.B2]*2-9)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IF([.D2]*2&lt;10;[.D2]*2;[.D2]*2-9)" office:value-type="float" office:value="6" calcext:value-type="float">
            <text:p>6</text:p>
          </table:table-cell>
          <table:table-cell table:formula="of:=[.E2]" office:value-type="float" office:value="1" calcext:value-type="float">
            <text:p>1</text:p>
          </table:table-cell>
          <table:table-cell table:formula="of:=IF([.F2]*2&lt;10;[.F2]*2;[.F2]*2-9)" office:value-type="float" office:value="6" calcext:value-type="float">
            <text:p>6</text:p>
          </table:table-cell>
          <table:table-cell table:formula="of:=[.G2]" office:value-type="float" office:value="0" calcext:value-type="float">
            <text:p>0</text:p>
          </table:table-cell>
          <table:table-cell table:formula="of:=IF([.H2]*2&lt;10;[.H2]*2;[.H2]*2-9)" office:value-type="float" office:value="9" calcext:value-type="float">
            <text:p>9</text:p>
          </table:table-cell>
          <table:table-cell table:formula="of:=[.I2]" office:value-type="float" office:value="5" calcext:value-type="float">
            <text:p>5</text:p>
          </table:table-cell>
          <table:table-cell table:formula="of:=IF([.J2]*2&lt;10;[.J2]*2;[.J2]*2-9)" office:value-type="float" office:value="3" calcext:value-type="float">
            <text:p>3</text:p>
          </table:table-cell>
          <table:table-cell table:formula="of:=[.K2]" office:value-type="float" office:value="3" calcext:value-type="float">
            <text:p>3</text:p>
          </table:table-cell>
          <table:table-cell table:formula="of:=IF([.L2]*2&lt;10;[.L2]*2;[.L2]*2-9)" office:value-type="float" office:value="4" calcext:value-type="float">
            <text:p>4</text:p>
          </table:table-cell>
          <table:table-cell table:formula="of:=[.M2]" office:value-type="float" office:value="2" calcext:value-type="float">
            <text:p>2</text:p>
          </table:table-cell>
          <table:table-cell table:formula="of:=IF([.N2]*2&lt;10;[.N2]*2;[.N2]*2-9)" office:value-type="float" office:value="8" calcext:value-type="float">
            <text:p>8</text:p>
          </table:table-cell>
          <table:table-cell table:formula="of:=[.O2]" office:value-type="float" office:value="2" calcext:value-type="float">
            <text:p>2</text:p>
          </table:table-cell>
          <table:table-cell table:formula="of:=IF([.P2]*2&lt;10;[.P2]*2;[.P2]*2-9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Travail sur la clef</text:p>
          </table:table-cell>
          <table:table-cell table:number-columns-repeated="3"/>
          <table:table-cell office:value-type="string" calcext:value-type="string">
            <text:p>Somme:</text:p>
          </table:table-cell>
          <table:table-cell table:formula="of:=SUM([.B6:.P6])" office:value-type="float" office:value="57" calcext:value-type="float">
            <text:p>57</text:p>
          </table:table-cell>
          <table:table-cell/>
          <table:table-cell office:value-type="string" calcext:value-type="string">
            <text:p>Reste:</text:p>
          </table:table-cell>
          <table:table-cell table:formula="of:=MOD([.F8];10)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Attendu:</text:p>
          </table:table-cell>
          <table:table-cell table:formula="of:=IF([.I8]=0;[.I8];10-[.I8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ésultat:</text:p>
          </table:table-cell>
          <table:table-cell table:style-name="ce2" table:formula="of:=IF([.L8]=[.Q2]; &quot;luhn valide&quot;;&quot;luhn invalide&quot;)" office:value-type="string" office:string-value="luhn valide" calcext:value-type="string">
            <text:p>luhn vali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1:17:42.10406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pieg </meta:initial-creator>
    <meta:creation-date>2016-03-18T09:44:36.376425471</meta:creation-date>
    <dc:date>2018-03-14T11:33:30.172841542</dc:date>
    <meta:editing-duration>PT21H1M39S</meta:editing-duration>
    <meta:editing-cycles>7</meta:editing-cycles>
    <meta:generator>LibreOffice/4.3.3.2$Linux_X86_64 LibreOffice_project/430m0$Build-2</meta:generator>
    <dc:creator>Chastain Camille</dc:creator>
    <meta:document-statistic meta:table-count="1" meta:cell-count="59" meta:object-count="0"/>
  </office:meta>
</office:document-meta>
</file>